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0047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38cm"/>
    </style:style>
    <style:style style:name="gr5" style:family="graphic" style:parent-style-name="standard">
      <style:graphic-properties draw:stroke="none" svg:stroke-color="#000000" draw:fill="none" draw:fill-color="#ffffff" fo:min-height="3.638cm"/>
    </style:style>
    <style:style style:name="gr6" style:family="graphic" style:parent-style-name="standard">
      <style:graphic-properties draw:fill="solid" draw:fill-color="#b80047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09cm"/>
    </style:style>
    <style:style style:name="gr8" style:family="graphic" style:parent-style-name="standard">
      <style:graphic-properties draw:fill="solid" draw:fill-color="#eb613d" draw:textarea-horizontal-align="center" draw:textarea-vertical-align="middle"/>
    </style:style>
    <style:style style:name="gr9" style:family="graphic" style:parent-style-name="standard">
      <style:graphic-properties draw:fill="solid" draw:fill-color="#0099ff" draw:textarea-horizontal-align="center" draw:textarea-vertical-align="middle"/>
    </style:style>
    <style:style style:name="gr10" style:family="graphic" style:parent-style-name="standard">
      <style:graphic-properties draw:fill="solid" draw:fill-color="#ff3333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875cm" svg:height="1.037cm" svg:x="11.762cm" svg:y="11.136cm">
            <text:p text:style-name="P1">Event</text:p>
          </draw:rect>
          <draw:rect draw:style-name="gr1" draw:text-style-name="P1" draw:layer="layout" svg:width="2.875cm" svg:height="1.037cm" svg:x="15.445cm" svg:y="11.136cm">
            <text:p text:style-name="P1">Datagram</text:p>
          </draw:rect>
          <draw:rect draw:style-name="gr1" draw:text-style-name="P1" draw:layer="layout" svg:width="2.875cm" svg:height="1.037cm" svg:x="19.125cm" svg:y="11.136cm">
            <text:p text:style-name="P1">Stream</text:p>
          </draw:rect>
        </draw:g>
        <draw:line draw:style-name="gr2" draw:text-style-name="P1" draw:layer="layout" svg:x1="11.238cm" svg:y1="15.004cm" svg:x2="22.65cm" svg:y2="15.004cm">
          <text:p/>
        </draw:line>
        <draw:rect draw:style-name="gr3" draw:text-style-name="P1" draw:layer="layout" svg:width="6.225cm" svg:height="1.037cm" svg:x="13.832cm" svg:y="17.85cm">
          <text:p text:style-name="P1">Hardware Interface</text:p>
        </draw:rect>
        <draw:line draw:style-name="gr2" draw:text-style-name="P1" draw:layer="layout" svg:x1="8.925cm" svg:y1="10.542cm" svg:x2="24.837cm" svg:y2="10.542cm">
          <text:p/>
        </draw:line>
        <draw:line draw:style-name="gr2" draw:text-style-name="P1" draw:layer="layout" svg:x1="12.163cm" svg:y1="17.253cm" svg:x2="21.726cm" svg:y2="17.253cm">
          <text:p/>
        </draw:line>
        <draw:frame draw:style-name="gr4" draw:layer="layout" svg:width="5cm" svg:height="1.288cm" svg:x="0.787cm" svg:y="8.899cm">
          <draw:text-box>
            <text:p>House-Keeping</text:p>
          </draw:text-box>
        </draw:frame>
        <draw:frame draw:style-name="gr4" draw:layer="layout" svg:width="5cm" svg:height="1.288cm" svg:x="0.85cm" svg:y="17.724cm">
          <draw:text-box>
            <text:p>Physical Layer</text:p>
          </draw:text-box>
        </draw:frame>
        <draw:frame draw:style-name="gr4" draw:layer="layout" svg:width="6.8cm" svg:height="1.288cm" svg:x="0.85cm" svg:y="15.536cm">
          <draw:text-box>
            <text:p>Hardware Interface</text:p>
          </draw:text-box>
        </draw:frame>
        <draw:frame draw:style-name="gr5" draw:layer="layout" svg:width="6.8cm" svg:height="1.673cm" svg:x="0.75cm" svg:y="10.652cm">
          <draw:text-box>
            <text:p>Basic Messaging</text:p>
            <text:p>Transport Layer</text:p>
          </draw:text-box>
        </draw:frame>
        <draw:frame draw:style-name="gr4" draw:layer="layout" svg:width="5cm" svg:height="1.288cm" svg:x="0.787cm" svg:y="4.425cm">
          <draw:text-box>
            <text:p>Higher Levels</text:p>
          </draw:text-box>
        </draw:frame>
        <draw:g>
          <draw:rect draw:style-name="gr6" draw:text-style-name="P1" draw:layer="layout" svg:width="2.875cm" svg:height="1.037cm" svg:x="13.675cm" svg:y="4.458cm">
            <text:p text:style-name="P1">Traction</text:p>
          </draw:rect>
          <draw:rect draw:style-name="gr6" draw:text-style-name="P1" draw:layer="layout" svg:width="2.875cm" svg:height="1.037cm" svg:x="17.387cm" svg:y="4.458cm">
            <text:p text:style-name="P1">Signal</text:p>
          </draw:rect>
          <draw:rect draw:style-name="gr6" draw:text-style-name="P1" draw:layer="layout" svg:width="3.878cm" svg:height="1.037cm" svg:x="21.097cm" svg:y="4.458cm">
            <text:p text:style-name="P1">Auto-Config</text:p>
          </draw:rect>
          <draw:rect draw:style-name="gr6" draw:text-style-name="P1" draw:layer="layout" svg:width="4.05cm" svg:height="1.037cm" svg:x="8.787cm" svg:y="4.458cm">
            <text:p text:style-name="P1">Route Setting</text:p>
          </draw:rect>
        </draw:g>
        <draw:frame draw:style-name="gr7" draw:layer="layout" svg:width="4.961cm" svg:height="1.159cm" svg:x="0.787cm" svg:y="6.7cm">
          <draw:text-box>
            <text:p>Configuration</text:p>
          </draw:text-box>
        </draw:frame>
        <draw:frame draw:style-name="gr4" draw:text-style-name="P2" draw:layer="layout" svg:width="12.873cm" svg:height="1.288cm" svg:x="7.512cm" svg:y="1.474cm">
          <draw:text-box>
            <text:p><text:span text:style-name="T1">Layering of Standards/Protocols</text:span></text:p>
          </draw:text-box>
        </draw:frame>
        <draw:g>
          <draw:rect draw:style-name="gr8" draw:text-style-name="P1" draw:layer="layout" svg:width="1.767cm" svg:height="1.037cm" svg:x="7.887cm" svg:y="8.95cm">
            <text:p text:style-name="P1">PIP</text:p>
          </draw:rect>
          <draw:rect draw:style-name="gr8" draw:text-style-name="P1" draw:layer="layout" svg:width="2.08cm" svg:height="1.037cm" svg:x="10.887cm" svg:y="8.95cm">
            <text:p text:style-name="P1">SNI</text:p>
          </draw:rect>
          <draw:rect draw:style-name="gr8" draw:text-style-name="P1" draw:layer="layout" svg:width="1.488cm" svg:height="1.037cm" svg:x="17.516cm" svg:y="8.95cm">
            <text:p text:style-name="P1">BG</text:p>
          </draw:rect>
          <draw:rect draw:style-name="gr8" draw:text-style-name="P1" draw:layer="layout" svg:width="2.177cm" svg:height="1.037cm" svg:x="20.239cm" svg:y="8.95cm">
            <text:p text:style-name="P1">Teach</text:p>
          </draw:rect>
          <draw:rect draw:style-name="gr8" draw:text-style-name="P1" draw:layer="layout" svg:width="2.516cm" svg:height="1.037cm" svg:x="23.649cm" svg:y="8.95cm">
            <text:p text:style-name="P1">Reserve</text:p>
          </draw:rect>
          <draw:rect draw:style-name="gr8" draw:text-style-name="P1" draw:layer="layout" svg:width="2.08cm" svg:height="1.037cm" svg:x="14.202cm" svg:y="8.95cm">
            <text:p text:style-name="P1">MCP</text:p>
          </draw:rect>
        </draw:g>
        <draw:g>
          <draw:rect draw:style-name="gr9" draw:text-style-name="P1" draw:layer="layout" svg:width="2.875cm" svg:height="1.037cm" svg:x="15.431cm" svg:y="15.623cm">
            <text:p text:style-name="P1">Buffer</text:p>
          </draw:rect>
          <draw:rect draw:style-name="gr9" draw:text-style-name="P1" draw:layer="layout" svg:width="2.875cm" svg:height="1.037cm" svg:x="11.919cm" svg:y="15.623cm">
            <text:p text:style-name="P1">Link</text:p>
          </draw:rect>
          <draw:rect draw:style-name="gr9" draw:text-style-name="P1" draw:layer="layout" svg:width="2.875cm" svg:height="1.037cm" svg:x="19.094cm" svg:y="15.599cm">
            <text:p text:style-name="P1">NodeID</text:p>
          </draw:rect>
        </draw:g>
        <draw:line draw:style-name="gr2" draw:text-style-name="P1" draw:layer="layout" svg:x1="8.925cm" svg:y1="8.314cm" svg:x2="24.837cm" svg:y2="8.314cm">
          <text:p/>
        </draw:line>
        <draw:line draw:style-name="gr2" draw:text-style-name="P1" draw:layer="layout" svg:x1="8.925cm" svg:y1="6.089cm" svg:x2="24.837cm" svg:y2="6.089cm">
          <text:p/>
        </draw:line>
        <draw:g>
          <draw:rect draw:style-name="gr10" draw:text-style-name="P1" draw:layer="layout" svg:width="4.413cm" svg:height="1.037cm" svg:x="11.437cm" svg:y="6.588cm">
            <text:p text:style-name="P1">Configuration</text:p>
          </draw:rect>
          <draw:rect draw:style-name="gr10" draw:text-style-name="P1" draw:layer="layout" svg:width="2.488cm" svg:height="1.037cm" svg:x="16.662cm" svg:y="6.588cm">
            <text:p text:style-name="P1">CDI</text:p>
          </draw:rect>
          <draw:rect draw:style-name="gr10" draw:text-style-name="P1" draw:layer="layout" svg:width="2.488cm" svg:height="1.037cm" svg:x="19.862cm" svg:y="6.588cm">
            <text:p text:style-name="P1">ACDI</text:p>
          </draw:rect>
        </draw:g>
        <draw:line draw:style-name="gr2" draw:text-style-name="P1" draw:layer="layout" svg:x1="8.805cm" svg:y1="13.052cm" svg:x2="24.717cm" svg:y2="13.052cm">
          <text:p/>
        </draw:line>
        <draw:frame draw:style-name="gr4" draw:layer="layout" svg:width="6.8cm" svg:height="1.673cm" svg:x="0.762cm" svg:y="13.062cm">
          <draw:text-box>
            <text:p>General Messaging</text:p>
            <text:p>Layer</text:p>
          </draw:text-box>
        </draw:frame>
        <draw:rect draw:style-name="gr11" draw:text-style-name="P1" draw:layer="layout" svg:width="6.225cm" svg:height="1.037cm" svg:x="13.737cm" svg:y="13.525cm">
          <text:p text:style-name="P1">General Message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01T10:37:01</meta:creation-date>
    <meta:editing-duration>PT420H53M01S</meta:editing-duration>
    <meta:editing-cycles>8</meta:editing-cycles>
    <meta:generator>OpenOffice.org/3.2$Unix OpenOffice.org_project/320m18$Build-9502</meta:generator>
    <meta:initial-creator>David Harris</meta:initial-creator>
    <dc:date>2012-05-31T22:54:09</dc:date>
    <dc:creator>David Harris</dc:creator>
    <meta:document-statistic meta:object-count="40"/>
  </office:meta>
</office:document-meta>
</file>